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6B10000032A2254E31E272883A2.jpg" manifest:media-type="image/jpeg"/>
  <manifest:file-entry manifest:full-path="Pictures/100000000000093A0000093A2A25E1433401400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f segoe-ui normal" svg:font-family="'wf segoe-ui normal', 'Segoe UI', 'Segoe WP', Tahoma, Arial, sans-serif, serif, EmojiFont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yriad Pro" svg:font-family="'Myriad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3.0285in" fo:margin-top="0in" fo:margin-bottom="0in" table:align="center" style:writing-mode="lr-tb"/>
    </style:style>
    <style:style style:name="Tabla1.A" style:family="table-column">
      <style:table-column-properties style:column-width="1.5521in"/>
    </style:style>
    <style:style style:name="Tabla1.B" style:family="table-column">
      <style:table-column-properties style:column-width="1.4764in"/>
    </style:style>
    <style:style style:name="Tabla1.1" style:family="table-row">
      <style:table-row-properties style:min-row-height="0.3688in" fo:keep-together="auto"/>
    </style:style>
    <style:style style:name="Tabla1.A1" style:family="table-cell">
      <style:table-cell-properties fo:padding-left="0.075in" fo:padding-right="0.075in" fo:padding-top="0in" fo:padding-bottom="0in" fo:border="0.5pt solid #ffffff"/>
    </style:style>
    <style:style style:name="P1" style:family="paragraph" style:parent-style-name="Header">
      <style:paragraph-properties fo:margin-left="-0.5909in" fo:margin-right="0in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</style:style>
    <style:style style:name="P2" style:family="paragraph" style:parent-style-name="Standard">
      <style:text-properties style:font-name="Myriad Pro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Myriad Pro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rsid="001debdc" officeooo:paragraph-rsid="001debdc"/>
    </style:style>
    <style:style style:name="P6" style:family="paragraph" style:parent-style-name="Footer">
      <style:text-properties fo:language="es" fo:country="ES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808080" style:font-name="Myriad Pro" fo:font-size="8pt" fo:language="es" fo:country="ES" style:font-name-asian="Times New Roman1" style:font-size-asian="8pt" style:language-asian="es" style:country-asian="ES" style:font-size-complex="8pt"/>
    </style:style>
    <style:style style:name="P9" style:family="paragraph" style:parent-style-name="Standard">
      <style:paragraph-properties fo:margin-top="0in" fo:margin-bottom="0in" loext:contextual-spacing="false"/>
      <style:text-properties style:font-name="Myriad Pro" fo:font-size="12pt" fo:language="es" fo:country="ES" style:font-name-asian="Times New Roman1" style:font-size-asian="12pt" style:language-asian="es" style:country-asian="ES" style:font-size-complex="12pt"/>
    </style:style>
    <style:style style:name="P10" style:family="paragraph" style:parent-style-name="Standard">
      <style:paragraph-properties fo:margin-left="0in" fo:margin-right="0.1972in" fo:text-indent="0in" style:auto-text-indent="false">
        <style:tab-stops>
          <style:tab-stop style:position="6.3984in"/>
        </style:tab-stops>
      </style:paragraph-properties>
    </style:style>
    <style:style style:name="P11" style:family="paragraph" style:parent-style-name="Standard">
      <style:paragraph-properties fo:margin-left="0in" fo:margin-right="0.1972in" fo:text-indent="0in" style:auto-text-indent="false">
        <style:tab-stops>
          <style:tab-stop style:position="6.3984in"/>
        </style:tab-stops>
      </style:paragraph-properties>
      <style:text-properties style:font-name="Myriad Pro" fo:font-size="12pt" style:font-size-asian="12pt" style:font-size-complex="12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Myriad Pro" fo:font-size="12pt" fo:font-weight="bold" style:font-size-asian="12pt" style:font-weight-asian="bold" style:font-size-complex="12pt"/>
    </style:style>
    <style:style style:name="P13" style:family="paragraph" style:parent-style-name="Standard" style:master-page-name="Standard">
      <style:paragraph-properties fo:margin-left="4.4252in" fo:margin-right="0.1972in" fo:margin-top="0in" fo:margin-bottom="0in" loext:contextual-spacing="false" fo:text-indent="0in" style:auto-text-indent="false" style:page-number="auto">
        <style:tab-stops>
          <style:tab-stop style:position="6.3984in"/>
        </style:tab-stops>
      </style:paragraph-properties>
      <style:text-properties style:font-name="Myriad Pro" fo:font-size="12pt" style:font-size-asian="12pt" style:font-size-complex="12pt"/>
    </style:style>
    <style:style style:name="P14" style:family="paragraph" style:parent-style-name="Standard">
      <style:paragraph-properties fo:margin-left="3.7409in" fo:margin-right="0.1972in" fo:margin-top="0in" fo:margin-bottom="0in" loext:contextual-spacing="false" fo:text-indent="0in" style:auto-text-indent="false">
        <style:tab-stops>
          <style:tab-stop style:position="6.3984in"/>
        </style:tab-stops>
      </style:paragraph-properties>
      <style:text-properties officeooo:paragraph-rsid="0026e446" fo:background-color="transparent"/>
    </style:style>
    <style:style style:name="P15" style:family="paragraph" style:parent-style-name="Standard">
      <style:paragraph-properties fo:margin-left="0in" fo:margin-right="0in" fo:text-indent="0.4917in" style:auto-text-indent="false"/>
      <style:text-properties officeooo:paragraph-rsid="0026e446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Myriad Pro" fo:font-size="12pt" style:font-size-asian="12pt" style:font-size-complex="12pt"/>
    </style:style>
    <style:style style:name="T2" style:family="text">
      <style:text-properties style:font-name="Myriad Pro" fo:font-size="12pt" officeooo:rsid="001bfb21" style:font-size-asian="12pt" style:font-size-complex="12pt"/>
    </style:style>
    <style:style style:name="T3" style:family="text">
      <style:text-properties style:font-name="Myriad Pro" fo:font-size="12pt" officeooo:rsid="001debdc" style:font-size-asian="12pt" style:font-size-complex="12pt"/>
    </style:style>
    <style:style style:name="T4" style:family="text">
      <style:text-properties style:font-name="Myriad Pro" fo:font-size="12pt" officeooo:rsid="00217f0c" style:font-size-asian="12pt" style:font-size-complex="12pt"/>
    </style:style>
    <style:style style:name="T5" style:family="text">
      <style:text-properties style:font-name="Myriad Pro" fo:font-size="12pt" officeooo:rsid="002501de" style:font-size-asian="12pt" style:font-size-complex="12pt"/>
    </style:style>
    <style:style style:name="T6" style:family="text">
      <style:text-properties style:font-name="Myriad Pro" fo:font-size="12pt" officeooo:rsid="0026e446" style:font-size-asian="12pt" style:font-size-complex="12pt"/>
    </style:style>
    <style:style style:name="T7" style:family="text">
      <style:text-properties style:font-name="Myriad Pro" fo:font-size="12pt" fo:font-style="italic" style:font-size-asian="12pt" style:font-style-asian="italic" style:font-size-complex="12pt"/>
    </style:style>
    <style:style style:name="T8" style:family="text">
      <style:text-properties style:font-name="Myriad Pro" fo:font-size="12pt" fo:font-style="italic" officeooo:rsid="002501de" style:font-size-asian="12pt" style:font-style-asian="italic" style:font-size-complex="12pt"/>
    </style:style>
    <style:style style:name="T9" style:family="text">
      <style:text-properties style:font-name="Myriad Pro" fo:font-size="12pt" fo:font-weight="bold" style:font-size-asian="12pt" style:font-weight-asian="bold" style:font-size-complex="12pt"/>
    </style:style>
    <style:style style:name="T10" style:family="text">
      <style:text-properties style:font-name="Myriad Pro" fo:font-size="12pt" fo:font-weight="bold" officeooo:rsid="00231029" style:font-size-asian="12pt" style:font-weight-asian="bold" style:font-size-complex="12pt" style:font-weight-complex="bold"/>
    </style:style>
    <style:style style:name="T11" style:family="text">
      <style:text-properties style:font-name="Myriad Pro" fo:font-size="12pt" fo:font-weight="bold" officeooo:rsid="00231029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style:font-name="Myriad Pro" fo:font-size="12pt" fo:font-weight="bold" officeooo:rsid="0026e446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style:font-name="Myriad Pro" fo:font-size="12pt" fo:language="es" fo:country="ES" style:font-name-asian="Times New Roman1" style:font-size-asian="12pt" style:language-asian="es" style:country-asian="ES" style:font-size-complex="12pt"/>
    </style:style>
    <style:style style:name="T14" style:family="text">
      <style:text-properties style:font-name="Myriad Pro" fo:font-size="12pt" fo:language="es" fo:country="ES" officeooo:rsid="002501de" style:font-name-asian="Times New Roman1" style:font-size-asian="12pt" style:language-asian="es" style:country-asian="ES" style:font-size-complex="12pt"/>
    </style:style>
    <style:style style:name="T15" style:family="text">
      <style:text-properties style:font-name="Myriad Pro" fo:font-size="12pt" officeooo:rsid="002501d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style:font-name="Myriad Pro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style:font-name="wf segoe-ui normal" fo:font-size="10.5pt" fo:letter-spacing="normal" fo:font-style="normal" fo:font-weight="normal" style:font-size-asian="12pt" style:font-size-complex="12pt"/>
    </style:style>
    <style:style style:name="T18" style:family="text">
      <style:text-properties fo:background-color="transparent" loext:char-shading-value="0"/>
    </style:style>
    <style:style style:name="fr1" style:family="graphic" style:parent-style-name="Frame">
      <style:graphic-properties fo:margin-left="-0.0492in" fo:margin-right="0.0311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99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35in, 0in, 1.377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d8d8d8" draw:stroke-linejoin="round" draw:fill="none" draw:textarea-vertical-align="top" draw:auto-grow-height="false" fo:min-height="0in" fo:min-width="7.3445in" fo:padding-top="0.0492in" fo:padding-bottom="0.0492in" fo:padding-left="0.0984in" fo:padding-right="0.0984in" fo:wrap-option="wrap" fo:margin-left="0.1311in" fo:margin-right="0.1398in" fo:margin-top="0.0075in" fo:margin-bottom="0.01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075in" fo:margin-bottom="0.013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02in" svg:stroke-color="#d8d8d8" draw:stroke-linejoin="round" draw:fill="none" draw:textarea-vertical-align="top" draw:auto-grow-height="false" fo:min-height="0.2035in" fo:min-width="1.4693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4"><text:span text:style-name="T5">[FECHAHOY]</text:span></text:p>
      <text:p text:style-name="P14"><text:span text:style-name="T10">[RESPAGENCIA]</text:span></text:p>
      <text:p text:style-name="P14"><text:span text:style-name="T8">[FINANCIADOR]</text:span></text:p>
      <text:p text:style-name="P14"><text:span text:style-name="T8">[EMAILRESPAGENCIA]</text:span></text:p>
      <text:p text:style-name="P10"><text:span text:style-name="T1">Bogotá, </text:span><text:span text:style-name="T15">[FECHAHOY]</text:span></text:p>
      <text:p text:style-name="P11"/>
      <text:p text:style-name="P15"><text:span text:style-name="T9">ASUNTO: </text:span><text:span text:style-name="T1">ENCUESTA DE SATISFA</text:span><text:span text:style-name="T3">C</text:span><text:span text:style-name="T1">CIÓN</text:span></text:p>
      <text:p text:style-name="P15"><text:span text:style-name="T2">[NOMBRE], [REFERENCIA]</text:span></text:p>
      <text:p text:style-name="P12"/>
      <text:p text:style-name="Standard"><text:span text:style-name="T2">ESTIMADO(A) SEÑOR(A)</text:span><text:span text:style-name="T1"> </text:span><text:span text:style-name="T15">[RESPAGENCIA]</text:span></text:p>
      <text:p text:style-name="P3">El Centro de Investigación y Educación Popular CINEP/PPP está avalado por la norma internacional ISO 9001 de 2008 que certifica el sistema de gestión de calidad de todos nuestros procesos y promueve la mejora de los mismos para prestar un servicio cada vez mejor.</text:p>
      <text:p text:style-name="P4"><text:span text:style-name="T1">Uno de nuestros indicadores de calidad es la satisfacción de nuestros socios y aliados. Por este motivo, le compartimos </text:span><text:span text:style-name="T3">una</text:span><text:span text:style-name="T1"> encuesta de satisfacción la cual le agradeceríamos mucho diligenciar teniendo en cuenta la experiencia de apoyo al CINEP/</text:span><text:span text:style-name="T3">PPP</text:span><text:span text:style-name="T1"> mencionada en </text:span><text:span text:style-name="T3">el </text:span><text:span text:style-name="T1">asunto:</text:span></text:p>
      <text:p text:style-name="P5"><text:span text:style-name="T16"><text:tab/></text:span><text:a xlink:type="simple" xlink:href="https://goo.gl/forms/kFJPFWbI8nPOBndf1" office:target-frame-name="_blank" xlink:show="new" text:style-name="Internet_20_link" text:visited-style-name="Visited_20_Internet_20_Link"><text:span text:style-name="T17">https://goo.gl/forms/kFJPFWbI8nPOBndf1</text:span></text:a></text:p>
      <text:p text:style-name="P3">Para CINEP Programa por la Paz y su equipo de trabajo es muy importante su opinión y comentarios para mejorar en nuestro trabajo.</text:p>
      <text:p text:style-name="P7"><text:span text:style-name="T13">Agradecemos mucho su atención. Si fuera posible recibir su respuesta hasta </text:span><text:span text:style-name="T14">[FECHAHOYMASDIEZHABILES]</text:span></text:p>
      <text:p text:style-name="P9"/>
      <text:p text:style-name="P9">Un cordial saludo, con todo nuestro aprecio y consideración.</text:p>
      <text:p text:style-name="P2"><text:s/></text:p>
      <text:p text:style-name="P2"/>
      <text:p text:style-name="Standard"><text:span text:style-name="T9">Marcela SALAZAR POSADA</text:span><text:span text:style-name="T1"> <text:line-break/>Gerente de Proyectos <text:line-break/>CINEP/Programa por la Pa</text:span><text:span text:style-name="T4">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f segoe-ui normal" svg:font-family="'wf segoe-ui normal', 'Segoe UI', 'Segoe WP', Tahoma, Arial, sans-serif, serif, EmojiFont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yriad Pro" svg:font-family="'Myriad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O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CO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hyphenation-ladder-count="no-limit" fo:text-indent="0in" style:auto-text-indent="false"/>
      <style:text-properties style:font-name="Times New Roman" fo:font-family="'Times New Roman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size-complex="10pt" fo:hyphenate="false" fo:hyphenation-remain-char-count="2" fo:hyphenation-push-char-count="2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nota_20_pie_20_Car" style:display-name="Texto nota pi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3.0285in" fo:margin-top="0in" fo:margin-bottom="0in" table:align="center" style:writing-mode="lr-tb"/>
    </style:style>
    <style:style style:name="Tabla1.A" style:family="table-column">
      <style:table-column-properties style:column-width="1.5521in"/>
    </style:style>
    <style:style style:name="Tabla1.B" style:family="table-column">
      <style:table-column-properties style:column-width="1.4764in"/>
    </style:style>
    <style:style style:name="Tabla1.1" style:family="table-row">
      <style:table-row-properties style:min-row-height="0.3688in" fo:keep-together="auto"/>
    </style:style>
    <style:style style:name="Tabla1.A1" style:family="table-cell">
      <style:table-cell-properties fo:padding-left="0.075in" fo:padding-right="0.075in" fo:padding-top="0in" fo:padding-bottom="0in" fo:border="0.5pt solid #ffffff"/>
    </style:style>
    <style:style style:name="MP1" style:family="paragraph" style:parent-style-name="Header">
      <style:paragraph-properties fo:margin-left="-0.5909in" fo:margin-right="0in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text-properties fo:language="es" fo:country="ES"/>
    </style:style>
    <style:style style:name="MP4" style:family="paragraph" style:parent-style-name="Standard">
      <style:paragraph-properties fo:margin-top="0in" fo:margin-bottom="0in" loext:contextual-spacing="false" fo:line-height="100%"/>
      <style:text-properties fo:color="#808080" style:font-name="Myriad Pro" fo:font-size="8pt" fo:language="es" fo:country="ES" style:font-name-asian="Times New Roman1" style:font-size-asian="8pt" style:language-asian="es" style:country-asian="ES" style:font-size-complex="8pt"/>
    </style:style>
    <style:style style:name="Mfr1" style:family="graphic" style:parent-style-name="Frame">
      <style:graphic-properties fo:margin-left="-0.0492in" fo:margin-right="0.0311in" fo:margin-top="0in" fo:margin-bottom="0in" style:vertical-pos="from-top" style:vertical-rel="paragraph" style:horizontal-pos="center" style:horizontal-rel="page-content" draw:opacity="0%" fo:padding="0in" fo:border="none"/>
    </style:style>
    <style:style style:name="Mfr2" style:family="graphic" style:parent-style-name="Graphics">
      <style:graphic-properties fo:margin-left="0.1252in" fo:margin-right="0.1299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35in, 0in, 1.3772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075in" fo:margin-bottom="0.013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02in" svg:stroke-color="#d8d8d8" draw:stroke-linejoin="round" draw:fill="none" draw:textarea-vertical-align="top" draw:auto-grow-height="false" fo:min-height="0in" fo:min-width="7.3445in" fo:padding-top="0.0492in" fo:padding-bottom="0.0492in" fo:padding-left="0.0984in" fo:padding-right="0.0984in" fo:wrap-option="wrap" fo:margin-left="0.1311in" fo:margin-right="0.1398in" fo:margin-top="0.0075in" fo:margin-bottom="0.01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102in" svg:stroke-color="#d8d8d8" draw:stroke-linejoin="round" draw:fill="none" draw:textarea-vertical-align="top" draw:auto-grow-height="false" fo:min-height="0.2035in" fo:min-width="1.4693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4925in" fo:margin-bottom="0.5118in" fo:margin-left="1.1811in" fo:margin-right="1.2154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8665in" fo:margin-left="0in" fo:margin-right="0in" fo:margin-top="0.827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3" draw:name="Conector recto de flecha 7" draw:style-name="Mgr1" draw:text-style-name="MP2" svg:width="0.0012in" svg:height="9.5941in" svg:x="6.85in" svg:y="-0.0547in"><text:p/><draw:enhanced-geometry draw:mirror-horizontal="false" draw:mirror-vertical="false" svg:viewBox="0 0 21600 21600" draw:type="mso-spt32" draw:enhanced-path="M 0 0 L 21600 21600 N"/></draw:custom-shape><draw:custom-shape text:anchor-type="paragraph" draw:z-index="1" draw:name="Conector recto de flecha 6" draw:style-name="Mgr2" draw:text-style-name="MP2" svg:width="7.5421in" svg:height="0.0012in" svg:x="-0.6917in" svg:y="-0.0547in"><text:p/><draw:enhanced-geometry draw:mirror-horizontal="false" draw:mirror-vertical="false" svg:viewBox="0 0 21600 21600" draw:type="mso-spt32" draw:enhanced-path="M 0 0 L 21600 21600 N"/></draw:custom-shape><draw:custom-shape text:anchor-type="paragraph" draw:z-index="2" draw:name="Conector recto de flecha 5" draw:style-name="Mgr1" draw:text-style-name="MP2" svg:width="0.0012in" svg:height="9.2921in" svg:x="-0.6917in" svg:y="-0.0547in"><text:p/><draw:enhanced-geometry draw:mirror-horizontal="false" draw:mirror-vertical="false" svg:viewBox="0 0 21600 21600" draw:type="mso-spt32" draw:enhanced-path="M 0 0 L 21600 21600 N"/></draw:custom-shape></text:p>
      </style:header>
      <style:footer>
        <text:p text:style-name="MP3"><draw:frame draw:style-name="Mfr1" draw:name="Marco1" text:anchor-type="paragraph" svg:y="0.0008in" svg:width="3.0283in" draw:z-index="7"><draw:text-box fo:min-height="0.0161in"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MP4">CINEP/ Programa por la Paz</text:p><text:p text:style-name="MP4">Cra 5 No 33B – 02 </text:p><text:p text:style-name="MP4">Bogotá, Colombia</text:p></table:table-cell><table:table-cell table:style-name="Tabla1.A1" office:value-type="string"><text:p text:style-name="MP4">Teléfono +57 -1 2456181 </text:p><text:p text:style-name="MP4">Fax + 57 -1 2879089</text:p><text:p text:style-name="MP4">www.cinep.org.co</text:p></table:table-cell></table:table-row></table:table></draw:text-box></draw:frame><draw:custom-shape text:anchor-type="paragraph" draw:z-index="5" draw:name="Conector recto de flecha 2" draw:style-name="Mgr3" draw:text-style-name="MP2" svg:width="1.6669in" svg:height="0.3024in" svg:x="-0.6917in" svg:y="-0.572in"><text:p/><draw:enhanced-geometry draw:mirror-horizontal="false" draw:mirror-vertical="false" svg:viewBox="0 0 21600 21600" draw:type="mso-spt32" draw:enhanced-path="M 0 0 L 21600 21600 N"/></draw:custom-shape><draw:custom-shape text:anchor-type="paragraph" draw:z-index="4" draw:name="Conector recto de flecha 1" draw:style-name="Mgr4" draw:text-style-name="MP2" svg:width="5.8752in" svg:height="0.0012in" svg:x="0.9752in" svg:y="-0.2701in"><text:p/><draw:enhanced-geometry draw:mirror-horizontal="false" draw:mirror-vertical="false" svg:viewBox="0 0 21600 21600" draw:type="mso-spt32" draw:enhanced-path="M 0 0 L 21600 21600 N"/></draw:custom-shape><draw:frame draw:style-name="Mfr2" draw:name="Imagen 4" text:anchor-type="char" svg:x="5.7272in" svg:y="-0.248in" svg:width="1.1201in" svg:height="0.7319in" draw:z-index="6"><draw:image xlink:href="Pictures/100000000000093A0000093A2A25E14334014006.png" xlink:type="simple" xlink:show="embed" xlink:actuate="onLoad" loext:mime-type="image/png"/><svg:desc>Logo_certificado_ICONTEC_cinepppp</svg:desc></draw:frame><draw:frame draw:style-name="Mfr3" draw:name="Imagen 3" text:anchor-type="char" svg:x="-0.6807in" svg:y="-0.2618in" svg:width="1.4256in" svg:height="0.6736in" draw:z-index="0"><draw:image xlink:href="Pictures/10000000000006B10000032A2254E31E272883A2.jpg" xlink:type="simple" xlink:show="embed" xlink:actuate="onLoad" loext:mime-type="image/jpeg"/><svg:desc>LOGO CINEP PPP_color</svg:desc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a Raad Sierra</meta:initial-creator>
    <meta:editing-cycles>12</meta:editing-cycles>
    <meta:print-date>2014-10-21T13:18:00</meta:print-date>
    <meta:creation-date>2018-05-07T22:14:00</meta:creation-date>
    <dc:date>2018-05-09T10:03:04.520566113</dc:date>
    <meta:editing-duration>PT4H31M58S</meta:editing-duration>
    <meta:generator>LibreOffice/6.0.2.1.0$OpenBSD_X86_64 LibreOffice_project/00m0$Build-1</meta:generator>
    <meta:document-statistic meta:table-count="1" meta:image-count="2" meta:object-count="0" meta:page-count="1" meta:paragraph-count="22" meta:word-count="178" meta:character-count="1214" meta:non-whitespace-character-count="1050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